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e MONITOR</text:p>
      <text:p text:style-name="Standard">Metodi:</text:p>
      <text:list xml:id="list32358745" text:style-name="L1">
        <text:list-item>
          <text:p text:style-name="P1">getClassifica //ritorna la classifica della gara</text:p>
        </text:list-item>
        <text:list-item>
          <text:p text:style-name="P1">getMeteo //ritorna le condizioni meteo</text:p>
        </text:list-item>
        <text:list-item>
          <text:p text:style-name="P1">getInforGata //ritorna le informazioni statiche della gara (nome circuito, numero partecipanti, griglia di partenza...)</text:p>
        </text:list-item>
      </text:list>
      <text:p text:style-name="Standard"/>
      <text:p text:style-name="Standard">Classi derivate</text:p>
      <text:p text:style-name="Standard"/>
      <text:p text:style-name="Standard">Classe monitorTV</text:p>
      <text:p text:style-name="Standard">metodi aggiuntivi:</text:p>
      <text:list xml:id="list32362247" text:style-name="L2">
        <text:list-item>
          <text:p text:style-name="P2">getBest /ritorna le migliori prestazioni (lap, sector, ..)</text:p>
        </text:list-item>
      </text:list>
      <text:p text:style-name="Standard"/>
      <text:p text:style-name="Standard">Classe monitorBox</text:p>
      <text:p text:style-name="Standard">metodi aggiuntivi</text:p>
      <text:list xml:id="list32390945" text:style-name="L3">
        <text:list-item>
          <text:p text:style-name="P3">getDatiSettori //ritorna i dati per settore relativi al concorrente associato</text:p>
        </text:list-item>
      </text:list>
      <text:p text:style-name="Standard"/>
      <text:p text:style-name="Standard">Classe monitorCompetizione</text:p>
      <text:p text:style-name="Standard">metodi aggiuntivi</text:p>
      <text:list xml:id="list32403563" text:style-name="L4">
        <text:list-item>
          <text:p text:style-name="P4">getLog //tiene il log di quello che succede, come l'iscrizione dei box presso la competiz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19T12:28:50.28</dc:date>
    <dc:creator>Famiglia Nesello</dc:creator>
    <meta:editing-duration>PT00H03M44S</meta:editing-duration>
    <meta:editing-cycles>2</meta:editing-cycles>
    <meta:generator>OpenOffice.org/3.0$Win32 OpenOffice.org_project/300m15$Build-9379</meta:generator>
    <meta:document-statistic meta:table-count="0" meta:image-count="0" meta:object-count="0" meta:page-count="1" meta:paragraph-count="15" meta:word-count="81" meta:character-count="586"/>
  </office:meta>
</office:document-meta>
</file>